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52b" officeooo:paragraph-rsid="0014e5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ic’A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2:56.551998089</meta:creation-date>
    <dc:date>2018-11-09T11:04:21.814789837</dc:date>
    <meta:editing-duration>PT1M27S</meta:editing-duration>
    <meta:editing-cycles>2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